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FontCollection.CustomFontCollection( FontResolver fontResolver , List customFo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FontCollection.setup( int num , FontInfo font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